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7a1b" officeooo:paragraph-rsid="00047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A:</text:p>
      <text:p text:style-name="P1"><text:tab/>Forward: Pin 1 → Pin 5 → Data 4 (8dez)</text:p>
      <text:p text:style-name="P1"><text:tab/>Backward: Pin 3 → Pin 7 → Data 6 (32dez)</text:p>
      <text:p text:style-name="P1"><text:tab/></text:p>
      <text:p text:style-name="P1"><text:tab/>Step Bit: Pin 6 → Pin 15 → Error (InError)</text:p>
      <text:p text:style-name="P1"><text:tab/>Pos Bit: Pin 8 → Pin 12 → PaperOut (InPaperOut)</text:p>
      <text:p text:style-name="P1"/>
      <text:p text:style-name="P1">UNIT B:</text:p>
      <text:p text:style-name="P1"><text:tab/>Forward: Pin 2 → Pin 6 → Data 5 (16dez)</text:p>
      <text:p text:style-name="P1"><text:tab/>Backward: Pin 4 → Pin 8 → Data 7 (64dez)</text:p>
      <text:p text:style-name="P1"><text:tab/></text:p>
      <text:p text:style-name="P1"><text:tab/>Step Bit: Pin 7 → Pin 13 → Select (getInSelected)</text:p>
      <text:p text:style-name="P1"><text:s/><text:tab/>Pos Bit: Pin 9 → Pin 10 → ACK (getInAcknowled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21:06:30.556097693</meta:creation-date>
    <dc:date>2014-04-15T21:50:16.298278107</dc:date>
    <meta:editing-duration>PT28M35S</meta:editing-duration>
    <meta:editing-cycles>1</meta:editing-cycles>
    <meta:document-statistic meta:table-count="0" meta:image-count="0" meta:object-count="0" meta:page-count="1" meta:paragraph-count="12" meta:word-count="84" meta:character-count="368" meta:non-whitespace-character-count="283"/>
    <meta:generator>LibreOffice/4.1.3.2$Linux_X86_64 LibreOffice_project/410m0$Build-2</meta:generator>
  </office:meta>
</office:document-meta>
</file>